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4A00004D0E000039C2BAE0D4A7.svm" manifest:media-type=""/>
  <manifest:file-entry manifest:full-path="Pictures/2000004B00004D0E000039C22E3202B5.svm" manifest:media-type=""/>
  <manifest:file-entry manifest:full-path="Pictures/2000004400004D0E000039C227C116A2.svm" manifest:media-type=""/>
  <manifest:file-entry manifest:full-path="Pictures/2000004700004D0E000039C221EEC9C5.svm" manifest:media-type=""/>
  <manifest:file-entry manifest:full-path="Pictures/2000005100004D0E000039C22F077AE9.svm" manifest:media-type=""/>
  <manifest:file-entry manifest:full-path="Pictures/2000004400004D0E000039C2EDD5C2E5.svm" manifest:media-type=""/>
  <manifest:file-entry manifest:full-path="Pictures/2000005400004D0E000039C27D5F759A.svm" manifest:media-type=""/>
  <manifest:file-entry manifest:full-path="Pictures/2000004E00004D0E000039C2D2C51184.svm" manifest:media-type=""/>
  <manifest:file-entry manifest:full-path="Pictures/2000004700004D0E000039C2239326A6.svm" manifest:media-type=""/>
  <manifest:file-entry manifest:full-path="Pictures/2000004500004D0E000039C29C5A7F01.svm" manifest:media-type=""/>
  <manifest:file-entry manifest:full-path="Pictures/2000004400004D0E000039C24BD3EDEF.svm" manifest:media-type=""/>
  <manifest:file-entry manifest:full-path="Pictures/2000005400004D0E000039C2D1152BE8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b4c36" officeooo:paragraph-rsid="0014c58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break-before="page"/>
    </style:style>
    <style:style style:name="T1" style:family="text">
      <style:text-properties officeooo:rsid="0014c587"/>
    </style:style>
    <style:style style:name="T2" style:family="text">
      <style:text-properties officeooo:rsid="001e0f9e"/>
    </style:style>
    <style:style style:name="T3" style:family="text">
      <style:text-properties officeooo:rsid="001d0fa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5.965cm" svg:height="11.966cm" draw:z-index="0"><draw:image xlink:href="Pictures/2000005400004D0E000039C2D1152BE8.svm" xlink:type="simple" xlink:show="embed" xlink:actuate="onLoad"/></draw:frame><draw:frame draw:style-name="fr2" draw:name="Bild2" text:anchor-type="paragraph" svg:x="0.48cm" svg:y="11.7cm" svg:width="16.041cm" svg:height="12.023cm" draw:z-index="1"><draw:image xlink:href="Pictures/2000004400004D0E000039C24BD3EDEF.svm" xlink:type="simple" xlink:show="embed" xlink:actuate="onLoad"/></draw:frame></text:p>
      <text:p text:style-name="P3"><draw:frame draw:style-name="fr1" draw:name="Bild3" text:anchor-type="paragraph" svg:width="15.737cm" svg:height="11.795cm" draw:z-index="2"><draw:image xlink:href="Pictures/2000004500004D0E000039C29C5A7F01.svm" xlink:type="simple" xlink:show="embed" xlink:actuate="onLoad"/></draw:frame><draw:frame draw:style-name="fr2" draw:name="Bild4" text:anchor-type="paragraph" svg:x="0.649cm" svg:y="11.952cm" svg:width="15.702cm" svg:height="11.77cm" draw:z-index="3"><draw:image xlink:href="Pictures/2000004700004D0E000039C2239326A6.svm" xlink:type="simple" xlink:show="embed" xlink:actuate="onLoad"/></draw:frame></text:p>
      <text:p text:style-name="P3"><draw:frame draw:style-name="fr1" draw:name="Bild5" text:anchor-type="paragraph" svg:width="15.649cm" svg:height="11.73cm" draw:z-index="4"><draw:image xlink:href="Pictures/2000005400004D0E000039C27D5F759A.svm" xlink:type="simple" xlink:show="embed" xlink:actuate="onLoad"/></draw:frame><draw:frame draw:style-name="fr2" draw:name="Bild6" text:anchor-type="paragraph" svg:x="0.658cm" svg:y="11.966cm" svg:width="15.685cm" svg:height="11.756cm" draw:z-index="5"><draw:image xlink:href="Pictures/2000004400004D0E000039C2EDD5C2E5.svm" xlink:type="simple" xlink:show="embed" xlink:actuate="onLoad"/></draw:frame></text:p>
      <text:p text:style-name="P3"><draw:frame draw:style-name="fr1" draw:name="Bild7" text:anchor-type="paragraph" svg:width="15.879cm" svg:height="11.903cm" draw:z-index="6"><draw:image xlink:href="Pictures/2000005100004D0E000039C22F077AE9.svm" xlink:type="simple" xlink:show="embed" xlink:actuate="onLoad"/></draw:frame><draw:frame draw:style-name="fr2" draw:name="Bild8" text:anchor-type="paragraph" svg:x="0.526cm" svg:y="11.769cm" svg:width="15.949cm" svg:height="11.954cm" draw:z-index="7"><draw:image xlink:href="Pictures/2000004400004D0E000039C227C116A2.svm" xlink:type="simple" xlink:show="embed" xlink:actuate="onLoad"/></draw:frame></text:p>
      <text:p text:style-name="P3"><draw:frame draw:style-name="fr1" draw:name="Bild9" text:anchor-type="paragraph" svg:width="15.9cm" svg:height="11.917cm" draw:z-index="8"><draw:image xlink:href="Pictures/2000004B00004D0E000039C22E3202B5.svm" xlink:type="simple" xlink:show="embed" xlink:actuate="onLoad"/></draw:frame><draw:frame draw:style-name="fr2" draw:name="Bild10" text:anchor-type="paragraph" svg:x="0.517cm" svg:y="11.783cm" svg:width="15.965cm" svg:height="11.966cm" draw:z-index="9"><draw:image xlink:href="Pictures/2000004700004D0E000039C221EEC9C5.svm" xlink:type="simple" xlink:show="embed" xlink:actuate="onLoad"/></draw:frame></text:p>
      <text:p text:style-name="P3"><draw:frame draw:style-name="fr1" draw:name="Bild11" text:anchor-type="paragraph" svg:width="15.812cm" svg:height="11.852cm" draw:z-index="10"><draw:image xlink:href="Pictures/2000004E00004D0E000039C2D2C51184.svm" xlink:type="simple" xlink:show="embed" xlink:actuate="onLoad"/></draw:frame><draw:frame draw:style-name="fr2" draw:name="Bild12" text:anchor-type="paragraph" svg:x="0.598cm" svg:y="11.85cm" svg:width="15.804cm" svg:height="11.846cm" draw:z-index="11"><draw:image xlink:href="Pictures/2000004A00004D0E000039C2BAE0D4A7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b4c36" officeooo:paragraph-rsid="0014c58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d0faf"/>
    </style:style>
    <style:style style:name="MT2" style:family="text">
      <style:text-properties officeooo:rsid="001e0f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ochpass – Simulation Time: 10 – <text:span text:style-name="MT1">Fixed</text:span> Steps - <text:span text:style-name="MT2">Testing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Knabbe</meta:initial-creator>
    <meta:creation-date>2016-04-18T20:54:06.165000000</meta:creation-date>
    <dc:date>2016-04-19T15:57:42.272000000</dc:date>
    <dc:creator>Wolfgang Knabbe</dc:creator>
    <meta:editing-duration>PT31M18S</meta:editing-duration>
    <meta:editing-cycles>12</meta:editing-cycles>
    <meta:generator>LibreOffice/4.4.7.2$Windows_x86 LibreOffice_project/f3153a8b245191196a4b6b9abd1d0da16eead600</meta:generator>
    <meta:document-statistic meta:table-count="0" meta:image-count="12" meta:object-count="0" meta:page-count="6" meta:paragraph-count="2" meta:word-count="9" meta:character-count="55" meta:non-whitespace-character-count="46"/>
  </office:meta>
</office:document-meta>
</file>